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Normal" style:font-pitch="variable"/>
    <style:font-face style:name="NanumBarunGothic" svg:font-family="NanumBarunGothic" style:font-adornments="Ita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2" officeooo:rsid="0008ab9e" officeooo:paragraph-rsid="0008ab9e"/>
    </style:style>
    <style:style style:name="P2" style:family="paragraph" style:parent-style-name="Text_20_body">
      <style:text-properties officeooo:paragraph-rsid="0008ab9e"/>
    </style:style>
    <style:style style:name="P3" style:family="paragraph" style:parent-style-name="Text_20_body">
      <style:text-properties officeooo:paragraph-rsid="000a8015"/>
    </style:style>
    <style:style style:name="P4" style:family="paragraph" style:parent-style-name="Text_20_body">
      <style:text-properties officeooo:paragraph-rsid="000e2f6b"/>
    </style:style>
    <style:style style:name="P5" style:family="paragraph" style:parent-style-name="Text_20_body">
      <style:text-properties officeooo:paragraph-rsid="00101195"/>
    </style:style>
    <style:style style:name="P6" style:family="paragraph" style:parent-style-name="Text_20_body">
      <style:text-properties officeooo:paragraph-rsid="00112057"/>
    </style:style>
    <style:style style:name="P7" style:family="paragraph" style:parent-style-name="Text_20_body">
      <style:text-properties officeooo:paragraph-rsid="0011e327"/>
    </style:style>
    <style:style style:name="P8" style:family="paragraph" style:parent-style-name="Text_20_body">
      <style:text-properties officeooo:paragraph-rsid="00130de5"/>
    </style:style>
    <style:style style:name="P9" style:family="paragraph" style:parent-style-name="Text_20_body">
      <style:text-properties officeooo:paragraph-rsid="001a1f98"/>
    </style:style>
    <style:style style:name="P10" style:family="paragraph" style:parent-style-name="Text_20_body">
      <style:text-properties officeooo:paragraph-rsid="001da210"/>
    </style:style>
    <style:style style:name="P11" style:family="paragraph" style:parent-style-name="Text_20_body">
      <style:text-properties officeooo:paragraph-rsid="00217c94"/>
    </style:style>
    <style:style style:name="P12" style:family="paragraph" style:parent-style-name="Text_20_body">
      <style:text-properties officeooo:paragraph-rsid="0025fc2c"/>
    </style:style>
    <style:style style:name="P13" style:family="paragraph" style:parent-style-name="Text_20_body">
      <style:text-properties officeooo:paragraph-rsid="0028dde9"/>
    </style:style>
    <style:style style:name="P14" style:family="paragraph" style:parent-style-name="Text_20_body">
      <style:text-properties officeooo:paragraph-rsid="002a000e"/>
    </style:style>
    <style:style style:name="P15" style:family="paragraph" style:parent-style-name="Text_20_body">
      <style:text-properties officeooo:paragraph-rsid="002bb004"/>
    </style:style>
    <style:style style:name="P16" style:family="paragraph" style:parent-style-name="Text_20_body">
      <style:text-properties officeooo:paragraph-rsid="002e4e5b"/>
    </style:style>
    <style:style style:name="P17" style:family="paragraph" style:parent-style-name="Text_20_body">
      <style:text-properties officeooo:paragraph-rsid="002317a5"/>
    </style:style>
    <style:style style:name="P18" style:family="paragraph" style:parent-style-name="Text_20_body">
      <style:text-properties officeooo:paragraph-rsid="003076c2"/>
    </style:style>
    <style:style style:name="P19" style:family="paragraph" style:parent-style-name="Text_20_body">
      <style:text-properties officeooo:paragraph-rsid="0014047c"/>
    </style:style>
    <style:style style:name="P20" style:family="paragraph" style:parent-style-name="Text_20_body">
      <style:text-properties officeooo:paragraph-rsid="003330de"/>
    </style:style>
    <style:style style:name="P21" style:family="paragraph" style:parent-style-name="Text_20_body">
      <style:text-properties officeooo:paragraph-rsid="0038f57f"/>
    </style:style>
    <style:style style:name="P22" style:family="paragraph" style:parent-style-name="Text_20_body">
      <style:paragraph-properties fo:margin-top="0cm" fo:margin-bottom="0.499cm" loext:contextual-spacing="false"/>
    </style:style>
    <style:style style:name="P23" style:family="paragraph" style:parent-style-name="Text_20_body">
      <style:paragraph-properties fo:margin-top="0cm" fo:margin-bottom="0.499cm" loext:contextual-spacing="false"/>
      <style:text-properties officeooo:paragraph-rsid="000a8015"/>
    </style:style>
    <style:style style:name="P24" style:family="paragraph" style:parent-style-name="Text_20_body">
      <style:paragraph-properties fo:margin-top="0cm" fo:margin-bottom="0.499cm" loext:contextual-spacing="false"/>
      <style:text-properties officeooo:paragraph-rsid="000baa1e"/>
    </style:style>
    <style:style style:name="P25" style:family="paragraph" style:parent-style-name="Text_20_body">
      <style:paragraph-properties fo:margin-top="0cm" fo:margin-bottom="0.499cm" loext:contextual-spacing="false"/>
      <style:text-properties officeooo:paragraph-rsid="000c892e"/>
    </style:style>
    <style:style style:name="P26" style:family="paragraph" style:parent-style-name="Text_20_body">
      <style:paragraph-properties fo:margin-top="0cm" fo:margin-bottom="0.499cm" loext:contextual-spacing="false"/>
      <style:text-properties officeooo:paragraph-rsid="00101195"/>
    </style:style>
    <style:style style:name="P27" style:family="paragraph" style:parent-style-name="Text_20_body">
      <style:paragraph-properties fo:margin-top="0cm" fo:margin-bottom="0.499cm" loext:contextual-spacing="false"/>
      <style:text-properties officeooo:paragraph-rsid="00112057"/>
    </style:style>
    <style:style style:name="P28" style:family="paragraph" style:parent-style-name="Preformatted_20_Text">
      <style:paragraph-properties fo:margin-top="0cm" fo:margin-bottom="0.499cm" loext:contextual-spacing="false"/>
    </style:style>
    <style:style style:name="P29" style:family="paragraph" style:parent-style-name="Text_20_body">
      <style:paragraph-properties fo:margin-top="0cm" fo:margin-bottom="0cm" loext:contextual-spacing="false" style:writing-mode="page"/>
      <style:text-properties officeooo:paragraph-rsid="000baa1e"/>
    </style:style>
    <style:style style:name="P30" style:family="paragraph" style:parent-style-name="Text_20_body">
      <style:paragraph-properties fo:margin-top="0cm" fo:margin-bottom="0cm" loext:contextual-spacing="false" style:writing-mode="page"/>
      <style:text-properties officeooo:paragraph-rsid="000c892e"/>
    </style:style>
    <style:style style:name="P31" style:family="paragraph" style:parent-style-name="Text_20_body">
      <style:paragraph-properties fo:margin-top="0cm" fo:margin-bottom="0cm" loext:contextual-spacing="false" style:writing-mode="page"/>
      <style:text-properties officeooo:paragraph-rsid="00112057"/>
    </style:style>
    <style:style style:name="P32" style:family="paragraph" style:parent-style-name="Text_20_body">
      <style:paragraph-properties fo:margin-top="0cm" fo:margin-bottom="0cm" loext:contextual-spacing="false" style:writing-mode="page"/>
      <style:text-properties officeooo:paragraph-rsid="003686cd"/>
    </style:style>
    <style:style style:name="P33" style:family="paragraph" style:parent-style-name="Preformatted_20_Text">
      <style:paragraph-properties fo:margin-top="0cm" fo:margin-bottom="0cm" loext:contextual-spacing="false" style:writing-mode="page"/>
    </style:style>
    <style:style style:name="P34" style:family="paragraph" style:parent-style-name="Preformatted_20_Text">
      <style:paragraph-properties fo:margin-top="0cm" fo:margin-bottom="0cm" loext:contextual-spacing="false" style:writing-mode="page"/>
      <style:text-properties officeooo:paragraph-rsid="00101195"/>
    </style:style>
    <style:style style:name="P35" style:family="paragraph" style:parent-style-name="Preformatted_20_Text">
      <style:text-properties officeooo:paragraph-rsid="00101195"/>
    </style:style>
    <style:style style:name="P36" style:family="paragraph" style:parent-style-name="Preformatted_20_Text">
      <style:text-properties officeooo:paragraph-rsid="0011e327"/>
    </style:style>
    <style:style style:name="P37" style:family="paragraph" style:parent-style-name="Preformatted_20_Text">
      <style:text-properties officeooo:paragraph-rsid="00130de5"/>
    </style:style>
    <style:style style:name="P38" style:family="paragraph" style:parent-style-name="Preformatted_20_Text">
      <style:text-properties officeooo:paragraph-rsid="003330de"/>
    </style:style>
    <style:style style:name="P39" style:family="paragraph" style:parent-style-name="Titre_20_petit">
      <style:text-properties officeooo:rsid="0008ab9e" officeooo:paragraph-rsid="0008ab9e"/>
    </style:style>
    <style:style style:name="P40" style:family="paragraph" style:parent-style-name="Titre_20_petit">
      <style:text-properties officeooo:paragraph-rsid="00094ce2"/>
    </style:style>
    <style:style style:name="P41" style:family="paragraph" style:parent-style-name="Titre_20_petit">
      <style:text-properties officeooo:paragraph-rsid="00112057"/>
    </style:style>
    <style:style style:name="P42" style:family="paragraph" style:parent-style-name="Titre_20_petit">
      <style:text-properties officeooo:paragraph-rsid="0011e327"/>
    </style:style>
    <style:style style:name="P43" style:family="paragraph" style:parent-style-name="Titre_20_petit">
      <style:text-properties officeooo:paragraph-rsid="0018c8f7"/>
    </style:style>
    <style:style style:name="P44" style:family="paragraph" style:parent-style-name="Standard">
      <style:text-properties officeooo:paragraph-rsid="003715ce"/>
    </style:style>
    <style:style style:name="P45" style:family="paragraph" style:parent-style-name="Standard">
      <style:text-properties officeooo:rsid="003780d7" officeooo:paragraph-rsid="003780d7"/>
    </style:style>
    <style:style style:name="P46" style:family="paragraph" style:parent-style-name="Text_20_body" style:list-style-name="L1"/>
    <style:style style:name="P47" style:family="paragraph" style:parent-style-name="Text_20_body" style:list-style-name="L1">
      <style:paragraph-properties fo:margin-top="0cm" fo:margin-bottom="0.499cm" loext:contextual-spacing="false"/>
    </style:style>
    <style:style style:name="T1" style:family="text">
      <style:text-properties style:font-name="Liberation Serif2"/>
    </style:style>
    <style:style style:name="T2" style:family="text">
      <style:text-properties style:font-name="Liberation Serif2" officeooo:rsid="00072340"/>
    </style:style>
    <style:style style:name="T3" style:family="text">
      <style:text-properties style:font-name="Liberation Serif2" officeooo:rsid="0008ab9e"/>
    </style:style>
    <style:style style:name="T4" style:family="text">
      <style:text-properties style:font-name="Liberation Serif2" officeooo:rsid="00094ce2"/>
    </style:style>
    <style:style style:name="T5" style:family="text">
      <style:text-properties style:font-name="Liberation Serif2" officeooo:rsid="000a8015" style:font-size-asian="10.5pt"/>
    </style:style>
    <style:style style:name="T6" style:family="text">
      <style:text-properties style:font-name="Liberation Serif2" officeooo:rsid="000baa1e" style:font-size-asian="10.5pt"/>
    </style:style>
    <style:style style:name="T7" style:family="text">
      <style:text-properties style:font-name="Liberation Serif2" officeooo:rsid="000c892e" style:font-size-asian="10.5pt"/>
    </style:style>
    <style:style style:name="T8" style:family="text">
      <style:text-properties style:font-name="Liberation Serif2" officeooo:rsid="003686cd" style:font-size-asian="10.5pt"/>
    </style:style>
    <style:style style:name="T9" style:family="text">
      <style:text-properties style:font-name="Liberation Serif2" officeooo:rsid="000a8015"/>
    </style:style>
    <style:style style:name="T10" style:family="text">
      <style:text-properties style:font-name="Liberation Serif2" officeooo:rsid="000e2f6b"/>
    </style:style>
    <style:style style:name="T11" style:family="text">
      <style:text-properties style:font-name="Liberation Serif2" officeooo:rsid="00101195"/>
    </style:style>
    <style:style style:name="T12" style:family="text">
      <style:text-properties style:font-name="Liberation Serif2" fo:font-size="12pt" officeooo:rsid="00101195" style:font-size-asian="12pt" style:font-size-complex="12pt"/>
    </style:style>
    <style:style style:name="T13" style:family="text">
      <style:text-properties style:font-name="Liberation Serif2" officeooo:rsid="00112057"/>
    </style:style>
    <style:style style:name="T14" style:family="text">
      <style:text-properties style:font-name="Liberation Serif2" officeooo:rsid="0011e327"/>
    </style:style>
    <style:style style:name="T15" style:family="text">
      <style:text-properties style:font-name="Liberation Serif2" officeooo:rsid="00130de5"/>
    </style:style>
    <style:style style:name="T16" style:family="text">
      <style:text-properties style:font-name="Liberation Serif2" officeooo:rsid="0014047c"/>
    </style:style>
    <style:style style:name="T17" style:family="text">
      <style:text-properties style:font-name="Liberation Serif2" officeooo:rsid="0018c8f7"/>
    </style:style>
    <style:style style:name="T18" style:family="text">
      <style:text-properties style:font-name="Liberation Serif2" officeooo:rsid="001a1f98"/>
    </style:style>
    <style:style style:name="T19" style:family="text">
      <style:text-properties style:font-name="Liberation Serif2" officeooo:rsid="001aa4fe"/>
    </style:style>
    <style:style style:name="T20" style:family="text">
      <style:text-properties style:font-name="Liberation Serif2" officeooo:rsid="001da210"/>
    </style:style>
    <style:style style:name="T21" style:family="text">
      <style:text-properties style:font-name="Liberation Serif2" officeooo:rsid="00217c94"/>
    </style:style>
    <style:style style:name="T22" style:family="text">
      <style:text-properties style:font-name="Liberation Serif2" officeooo:rsid="002317a5"/>
    </style:style>
    <style:style style:name="T23" style:family="text">
      <style:text-properties style:font-name="Liberation Serif2" officeooo:rsid="0025fc2c"/>
    </style:style>
    <style:style style:name="T24" style:family="text">
      <style:text-properties style:font-name="Liberation Serif2" officeooo:rsid="00279f9b"/>
    </style:style>
    <style:style style:name="T25" style:family="text">
      <style:text-properties style:font-name="Liberation Serif2" officeooo:rsid="0028dde9"/>
    </style:style>
    <style:style style:name="T26" style:family="text">
      <style:text-properties style:font-name="Liberation Serif2" officeooo:rsid="00293214"/>
    </style:style>
    <style:style style:name="T27" style:family="text">
      <style:text-properties style:font-name="Liberation Serif2" officeooo:rsid="002a000e"/>
    </style:style>
    <style:style style:name="T28" style:family="text">
      <style:text-properties style:font-name="Liberation Serif2" officeooo:rsid="002bb004"/>
    </style:style>
    <style:style style:name="T29" style:family="text">
      <style:text-properties style:font-name="Liberation Serif2" officeooo:rsid="002cff95"/>
    </style:style>
    <style:style style:name="T30" style:family="text">
      <style:text-properties style:font-name="Liberation Serif2" officeooo:rsid="002e4e5b"/>
    </style:style>
    <style:style style:name="T31" style:family="text">
      <style:text-properties style:font-name="Liberation Serif2" officeooo:rsid="003076c2"/>
    </style:style>
    <style:style style:name="T32" style:family="text">
      <style:text-properties style:font-name="Liberation Serif2" officeooo:rsid="0031acd8"/>
    </style:style>
    <style:style style:name="T33" style:family="text">
      <style:text-properties style:font-name="Liberation Serif2" officeooo:rsid="003330de"/>
    </style:style>
    <style:style style:name="T34" style:family="text">
      <style:text-properties style:font-name="Liberation Serif2" officeooo:rsid="003715ce"/>
    </style:style>
    <style:style style:name="T35" style:family="text">
      <style:text-properties style:font-name="Liberation Serif2" officeooo:rsid="0038f57f"/>
    </style:style>
    <style:style style:name="T36" style:family="text">
      <style:text-properties style:font-name="NanumBarunGothic" fo:font-size="12pt" fo:font-style="italic" style:font-size-asian="12pt" style:font-style-asian="italic" style:font-name-complex="FreeSans1" style:font-size-complex="12pt" style:font-style-complex="italic"/>
    </style:style>
    <style:style style:name="T37" style:family="text">
      <style:text-properties style:font-name="NanumBarunGothic" fo:font-size="12pt" fo:font-style="italic" officeooo:rsid="0008ab9e" style:font-size-asian="12pt" style:font-style-asian="italic" style:font-name-complex="FreeSans1" style:font-size-complex="12pt" style:font-style-complex="italic"/>
    </style:style>
    <style:style style:name="T38" style:family="text">
      <style:text-properties style:font-name="NanumBarunGothic" fo:font-size="12pt" fo:font-style="italic" officeooo:rsid="00094ce2" style:font-size-asian="12pt" style:font-style-asian="italic" style:font-name-complex="FreeSans1" style:font-size-complex="12pt" style:font-style-complex="italic"/>
    </style:style>
    <style:style style:name="T39" style:family="text">
      <style:text-properties style:font-name="Liberation Mono"/>
    </style:style>
    <style:style style:name="T40" style:family="text">
      <style:text-properties style:font-name="Liberation Mono" fo:font-size="12pt" style:font-size-asian="12pt" style:font-size-complex="12pt"/>
    </style:style>
    <style:style style:name="T41" style:family="text">
      <style:text-properties style:font-name="Liberation Mono" fo:font-size="12pt" officeooo:rsid="00101195" style:font-size-asian="12pt" style:font-size-complex="12pt"/>
    </style:style>
    <style:style style:name="T42" style:family="text">
      <style:text-properties style:font-name="Liberation Mono" officeooo:rsid="001da210"/>
    </style:style>
    <style:style style:name="T43" style:family="text">
      <style:text-properties officeooo:rsid="000a8015"/>
    </style:style>
    <style:style style:name="T44" style:family="text">
      <style:text-properties officeooo:rsid="000baa1e"/>
    </style:style>
    <style:style style:name="T45" style:family="text">
      <style:text-properties officeooo:rsid="000a8015" style:font-size-asian="10.5pt"/>
    </style:style>
    <style:style style:name="T46" style:family="text">
      <style:text-properties officeooo:rsid="000baa1e" style:font-size-asian="10.5pt"/>
    </style:style>
    <style:style style:name="T47" style:family="text">
      <style:text-properties officeooo:rsid="000c892e" style:font-size-asian="10.5pt"/>
    </style:style>
    <style:style style:name="T48" style:family="text">
      <style:text-properties officeooo:rsid="00112057" style:font-size-asian="10.5pt"/>
    </style:style>
    <style:style style:name="T49" style:family="text">
      <style:text-properties officeooo:rsid="00101195"/>
    </style:style>
    <style:style style:name="T50" style:family="text">
      <style:text-properties fo:font-size="12pt" style:font-size-asian="12pt" style:font-size-complex="12pt"/>
    </style:style>
    <style:style style:name="T51" style:family="text">
      <style:text-properties fo:font-size="12pt" officeooo:rsid="00101195" style:font-size-asian="12pt" style:font-size-complex="12pt"/>
    </style:style>
    <style:style style:name="T52" style:family="text">
      <style:text-properties fo:font-size="12pt" officeooo:rsid="0011e327" style:font-size-asian="12pt" style:font-size-complex="12pt"/>
    </style:style>
    <style:style style:name="T53" style:family="text">
      <style:text-properties style:font-name="Liberation Serif1" fo:font-size="12pt" officeooo:rsid="00101195" style:font-size-asian="10.5pt" style:font-size-complex="12pt"/>
    </style:style>
    <style:style style:name="T54" style:family="text">
      <style:text-properties officeooo:rsid="00112057"/>
    </style:style>
    <style:style style:name="T55" style:family="text">
      <style:text-properties officeooo:rsid="0011e327"/>
    </style:style>
    <style:style style:name="T56" style:family="text">
      <style:text-properties officeooo:rsid="00130de5"/>
    </style:style>
    <style:style style:name="T57" style:family="text">
      <style:text-properties officeooo:rsid="0014d561"/>
    </style:style>
    <style:style style:name="T58" style:family="text">
      <style:text-properties officeooo:rsid="0017bc7c"/>
    </style:style>
    <style:style style:name="T59" style:family="text">
      <style:text-properties officeooo:rsid="0018c8f7"/>
    </style:style>
    <style:style style:name="T60" style:family="text">
      <style:text-properties officeooo:rsid="00217c94"/>
    </style:style>
    <style:style style:name="T61" style:family="text">
      <style:text-properties officeooo:rsid="0028dde9"/>
    </style:style>
    <style:style style:name="T62" style:family="text">
      <style:text-properties officeooo:rsid="003330de"/>
    </style:style>
    <style:style style:name="T63" style:family="text">
      <style:text-properties fo:color="#800000" fo:font-size="15pt" fo:font-weight="bold" fo:background-color="#ffff00" loext:char-shading-value="0" style:font-size-asian="15pt" style:font-weight-asian="bold" style:font-size-complex="15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20_petit">Installation Python 3.5.1 </text:p>
      <text:p text:style-name="Standard"><text:s/>elle est en standard dans ubuntu 16.04 ; on peut faire une installation python 3.6 avec sudo apt-get </text:p>
      <text:p text:style-name="P45">le tuto demande python 3.6 mais je n’ai pas upgradé car python 3.6 n’est pas dans les dépôts et risque de problème</text:p>
      <text:p text:style-name="Titre_20_petit">Installation virtual env dans le répertoire souhaité . </text:p>
      <text:p text:style-name="Standard"><text:span text:style-name="Source_20_Text"><text:span text:style-name="T39">python3 -m venv myvenv </text:span></text:span><text:span text:style-name="Source_20_Text"><text:span text:style-name="T1">(remarque l’appel par python3 -m permet d’éviter les conflits de library</text:span></text:span><text:span text:style-name="Source_20_Text"><text:span text:style-name="T2">)</text:span></text:span></text:p>
      <text:p text:style-name="P44"><text:span text:style-name="Source_20_Text"><text:span text:style-name="T34">pour sortir de l’environnement virtuel taper deactivate</text:span></text:span></text:p>
      <text:p text:style-name="Titre_20_petit"><text:span text:style-name="Source_20_Text"><text:span text:style-name="T36">Activation de l’environnement virtuel </text:span></text:span></text:p>
      <text:p text:style-name="Text_20_body"><text:span text:style-name="Source_20_Text"><text:span text:style-name="T21">dans le repértoire Django </text:span></text:span><text:span text:style-name="Source_20_Text"><text:span text:style-name="T39">source myvenv/bin/activate ou bien . myvenv/bin/activate</text:span></text:span></text:p>
      <text:p text:style-name="P2"><text:span text:style-name="Source_20_Text"><text:span text:style-name="T3">on a le nom de l’environnement virtuel devant le prompt de la console</text:span></text:span></text:p>
      <text:p text:style-name="Text_20_body"><text:span text:style-name="Source_20_Text"><text:span text:style-name="T1">essai de le faire dans un script mais pas réussi</text:span></text:span></text:p>
      <text:p text:style-name="P39">Installation Django dans l’environnement vitruel</text:p>
      <text:p text:style-name="Text_20_body"><text:span text:style-name="T1">mise à jour de </text:span><text:span text:style-name="T3">pip par </text:span><text:span text:style-name="Source_20_Text">python3 -m pip install --upgrade pip</text:span></text:p>
      <text:p text:style-name="P1">un message d’erreur s’affiche indiquant qu’une version plus récente existe ne pas faire ce qui est indiqué dans le message</text:p>
      <text:p text:style-name="P1">création d’un fichier requirements avec la version de django . Pour le tuto on a installé django 2.0.6</text:p>
      <text:p text:style-name="P2"><text:span text:style-name="T3">installation de Django avec </text:span><text:span text:style-name="Source_20_Text">pip install -r requirements.txt</text:span></text:p>
      <text:p text:style-name="P21"><text:span text:style-name="Source_20_Text"><text:span text:style-name="T35"/></text:span></text:p>
      <text:p text:style-name="Titre_20_petit"><text:span text:style-name="Source_20_Text"><text:span text:style-name="T37">Création d’un compte Github et pythonanywhere un API token</text:span></text:span></text:p>
      <text:p text:style-name="P2"><text:span text:style-name="Source_20_Text"/></text:p>
      <text:p text:style-name="P40"><text:span text:style-name="Source_20_Text"><text:span text:style-name="T37">démarrage d’un projet Django </text:span></text:span><text:span text:style-name="Source_20_Text"><text:span text:style-name="T38">dans un répertoire du projet</text:span></text:span></text:p>
      <text:p text:style-name="Text_20_body"><text:span text:style-name="Source_20_Text"><text:span text:style-name="T1">on utilise des scripts Django pour créer la structure du projet </text:span></text:span><text:span text:style-name="Source_20_Text"><text:span text:style-name="T4">(ne pas oublier le . Qui indique que d’installer le projet django dans le répertoire courant .</text:span></text:span></text:p>
      <text:p text:style-name="P33"><text:span text:style-name="Source_20_Text">django-admin startproject mysite </text:span><text:span text:style-name="Source_20_Text"><text:span text:style-name="T63">.</text:span></text:span></text:p>
      <text:p text:style-name="Text_20_body"><text:span text:style-name="Source_20_Text"><text:span text:style-name="T1">On obtient, dans le répertoire du projet, la création des répertoires settings.py, urls.py, wgsi.py, __init__.py</text:span></text:span></text:p>
      <text:p text:style-name="P3"><text:span text:style-name="Source_20_Text"><text:span text:style-name="T9">on peut changer dans le fichier settings.py la langue, la time zone, ajouter des choses pour le static files : </text:span></text:span><text:span text:style-name="Source_20_Text"><text:span text:style-name="T43">STATIC_URL = '/static/'</text:span></text:span></text:p>
      <text:p text:style-name="P33"><text:span text:style-name="Source_20_Text">STATIC_ROOT = os.path.join(BASE_DIR, 'static')</text:span></text:p>
      <text:p text:style-name="P23"><text:span text:style-name="Source_20_Text"><text:span text:style-name="T5">pour pouvoir déployer dans pythonanywhere, il faut mettre</text:span></text:span><text:span text:style-name="Source_20_Text"><text:span text:style-name="T43"> </text:span></text:span><text:span text:style-name="Source_20_Text">ALLOWED_HOSTS = ['127.0.0.1', ' »</text:span><text:span text:style-name="Source_20_Text"><text:span text:style-name="T58">username doit être le nom d’utilisateur du compte pythonanywhere » </text:span></text:span><text:span text:style-name="Source_20_Text">.pythonanywhere.com']</text:span></text:p>
      <text:p text:style-name="Titre_20_petit"><text:span text:style-name="Source_20_Text">création d’une base de données </text:span></text:p>
      <text:p text:style-name="P24"><text:span text:style-name="Source_20_Text"><text:span text:style-name="T5">taper</text:span></text:span><text:span text:style-name="Source_20_Text"><text:span text:style-name="T44"> </text:span></text:span><text:span text:style-name="Source_20_Text">python manage.py migrate </text:span><text:span text:style-name="Source_20_Text"><text:span text:style-name="T5">dans le répertoire </text:span></text:span><text:span text:style-name="Source_20_Text"><text:span text:style-name="T6">Django </text:span></text:span><text:span text:style-name="Source_20_Text"><text:span text:style-name="T5">qui contient manage.py</text:span></text:span></text:p>
      <text:p text:style-name="Titre_20_petit"><text:span text:style-name="Source_20_Text">démarrage du serveur Django</text:span></text:p>
      <text:p text:style-name="P29"><text:span text:style-name="Source_20_Text"><text:span text:style-name="T5">dans </text:span></text:span><text:span text:style-name="Source_20_Text"><text:span text:style-name="T7">l’environnement virtuel et dans </text:span></text:span><text:span text:style-name="Source_20_Text"><text:span text:style-name="T5">le répertoire Django qui contient manage.py </text:span></text:span><text:span text:style-name="Source_20_Text"><text:span text:style-name="T45">python manage.py runserver</text:span></text:span></text:p>
      <text:p text:style-name="P32"><text:span text:style-name="Source_20_Text"><text:span text:style-name="T6">aller ensuite dans le naviguateur et chercher l’adresse : </text:span></text:span><text:a xlink:type="simple" xlink:href="http://127.0.0.1:8000/" text:style-name="Internet_20_link" text:visited-style-name="Visited_20_Internet_20_Link"><text:span text:style-name="Source_20_Text"><text:span text:style-name="T46">http://127.0.0.1:8000/</text:span></text:span></text:a><text:span text:style-name="Source_20_Text"><text:span text:style-name="T46">; </text:span></text:span><text:span text:style-name="Source_20_Text"><text:span text:style-name="T6">c’est celle qui correspond à localhost</text:span></text:span></text:p>
      <text:p text:style-name="P32"><text:span text:style-name="Source_20_Text"><text:span text:style-name="T8">dans la fenêtre terminal il semble que les requêtes http s’affichent avec le contenu et les messages d’erreurs</text:span></text:span></text:p>
      <text:p text:style-name="P24"><text:span text:style-name="Source_20_Text"><text:span text:style-name="T6"/></text:span></text:p>
      <text:p text:style-name="Titre_20_petit"><text:soft-page-break/><text:span text:style-name="Source_20_Text">Création d’</text:span><text:span text:style-name="Source_20_Text"><text:span text:style-name="T44">une application</text:span></text:span></text:p>
      <text:p text:style-name="P30"><text:span text:style-name="Source_20_Text"><text:span text:style-name="T7">dans l’environnement virtuel et dans le répertoire Django créer une application </text:span></text:span><text:span text:style-name="Source_20_Text"><text:span text:style-name="T47">python manage.py startapp nom de l’application</text:span></text:span></text:p>
      <text:p text:style-name="P30"><text:span text:style-name="Source_20_Text"><text:span text:style-name="T7">Cela crée un nouveau répertoire ayant le nom de l’application et qui contient les fichiers suivants : : __init.py__, admin.py, apps.py, migrations (répertoire qui contient –init__.py), models.py, tests.py, views.py</text:span></text:span></text:p>
      <text:p text:style-name="P25"><text:span text:style-name="Source_20_Text"><text:span text:style-name="T7">Il faut ensuite ajouter le nom de l’application dans le fichier settings.py dans la liste des INSTALLED_APPS.</text:span></text:span></text:p>
      <text:p text:style-name="Titre_20_petit"><text:span text:style-name="Source_20_Text">Création d’un model</text:span></text:p>
      <text:p text:style-name="Text_20_body"><text:span text:style-name="Source_20_Text"><text:span text:style-name="T1">Dans le répertoire de l’application, </text:span></text:span><text:span text:style-name="Source_20_Text"><text:span text:style-name="T10">dans le fichier models.py définir les modèles ; importer les modèles nécessaires tels que django.db, django.utils, </text:span></text:span></text:p>
      <text:p text:style-name="P4"><text:span text:style-name="Source_20_Text"><text:span text:style-name="T10">Attention Python est sensible au blanc donc respecter l’indentation</text:span></text:span></text:p>
      <text:p text:style-name="P5"><text:span text:style-name="Source_20_Text"><text:span text:style-name="T11">Attention à l’utilisation de _ :</text:span></text:span></text:p>
      <text:p text:style-name="P22"><text:span text:style-name="Source_20_Text">_</text:span> has 3 main conventional uses in Python:</text:p>
      <text:list xml:id="list8027986040961987926" text:style-name="L1">
        <text:list-item>
          <text:p text:style-name="P46">To hold the result of the last executed expression(/statement) in an interactive interpreter session. This precedent was set by the standard CPython interpreter, and other interpreters have followed suit </text:p>
        </text:list-item>
        <text:list-item>
          <text:p text:style-name="P46">For translation lookup in i18n (see the <text:a xlink:type="simple" xlink:href="https://docs.python.org/3/library/gettext.html#localizing-your-module" text:style-name="Internet_20_link" text:visited-style-name="Visited_20_Internet_20_Link">gettext</text:a> documentation for example), as in code like: <text:span text:style-name="Source_20_Text">raise forms.ValidationError(_("Please enter a correct username"))</text:span> </text:p>
        </text:list-item>
        <text:list-item>
          <text:p text:style-name="P47">As a general purpose "throwaway" variable name to indicate that part of a function result is being deliberately ignored, as in code like: <text:span text:style-name="Source_20_Text">label, has_label, _ = text.partition(':')</text:span> </text:p>
        </text:list-item>
      </text:list>
      <text:p text:style-name="Titre_20_petit"><text:span text:style-name="Source_20_Text">Création des tables pour le modèle dans la base de données</text:span></text:p>
      <text:p text:style-name="P34"><text:span text:style-name="Source_20_Text"><text:span text:style-name="T53">Dans l’environnement virtuel et dans le répertoire django</text:span></text:span><text:span text:style-name="Source_20_Text"><text:span text:style-name="T41">, </text:span></text:span><text:span text:style-name="Source_20_Text"><text:span text:style-name="T40">python manage.py makemigrations </text:span></text:span><text:span text:style-name="Source_20_Text"><text:span text:style-name="T41">nom_de_l’application ; </text:span></text:span><text:span text:style-name="Source_20_Text"><text:span text:style-name="T12">cela prépare un fichier de migration ;</text:span></text:span></text:p>
      <text:p text:style-name="P26"><text:span text:style-name="Source_20_Text"><text:span text:style-name="T12">application du fichier de migration dans la base de données :</text:span></text:span><text:span text:style-name="Source_20_Text"><text:span text:style-name="T51">python manage.py migrate blog</text:span></text:span></text:p>
      <text:p text:style-name="Titre_20_petit"><text:span text:style-name="Source_20_Text">V</text:span><text:span text:style-name="Source_20_Text"><text:span text:style-name="T49">érification des tables dans l’interface d’administration</text:span></text:span></text:p>
      <text:p text:style-name="P5"><text:span text:style-name="Source_20_Text"><text:span text:style-name="T53">dans le fichier admin.py de l’application, importer les modèles et le django admin, puis enregistrer le modèle dans admin </text:span></text:span><text:span text:style-name="Source_20_Text"><text:span text:style-name="T49">:</text:span></text:span></text:p>
      <text:p text:style-name="P35"><text:span text:style-name="Source_20_Text">from django.contrib import admin</text:span></text:p>
      <text:p text:style-name="Preformatted_20_Text"><text:span text:style-name="Source_20_Text">from .models import Post</text:span></text:p>
      <text:p text:style-name="P33"><text:span text:style-name="Source_20_Text">admin.site.register(Post)</text:span></text:p>
      <text:p text:style-name="P31"><text:span text:style-name="Source_20_Text"><text:span text:style-name="T13">créer un super utilisateur avec </text:span></text:span><text:span text:style-name="Source_20_Text"><text:span text:style-name="T54">: </text:span></text:span><text:span text:style-name="Source_20_Text">python manage.py createsuperuser</text:span></text:p>
      <text:p text:style-name="P27"><text:span text:style-name="Source_20_Text"><text:span text:style-name="T13">entre le nom d’utilisateur et le mot de passe, relancer le serveur si nécessaire et se connecter dans le navigateur à l’adresse </text:span></text:span></text:p>
      <text:p text:style-name="P41"><text:span text:style-name="Source_20_Text"><text:span text:style-name="T54">création et initialisation du dépôt sur Git</text:span></text:span></text:p>
      <text:p text:style-name="P6"><text:span text:style-name="Source_20_Text"><text:span text:style-name="T13">dans le répertoir Django, faire</text:span></text:span><text:span text:style-name="Source_20_Text"><text:span text:style-name="T54"> </text:span></text:span><text:span text:style-name="Source_20_Text">git init </text:span><text:span text:style-name="Source_20_Text"><text:span text:style-name="T13">pour initialiser un dépôt.</text:span></text:span><text:span text:style-name="Source_20_Text"><text:span text:style-name="T54"> </text:span></text:span></text:p>
      <text:p text:style-name="P6"><text:span text:style-name="Source_20_Text"><text:span text:style-name="T13">Ensuite faire</text:span></text:span><text:span text:style-name="Source_20_Text"><text:span text:style-name="T54"> git config –global user.name « nom » </text:span></text:span><text:span text:style-name="Source_20_Text"><text:span text:style-name="T13">puis</text:span></text:span><text:span text:style-name="Source_20_Text"><text:span text:style-name="T54"> git config –global user.email « adresse mail ».<text:line-break/></text:span></text:span><text:span text:style-name="Source_20_Text"><text:span text:style-name="T13">Créer un fichier </text:span></text:span><text:span text:style-name="Source_20_Text"><text:span text:style-name="T54">.gitignore </text:span></text:span><text:span text:style-name="Source_20_Text"><text:span text:style-name="T13">pour les fichiers ignorés</text:span></text:span></text:p>
      <text:p text:style-name="P7"><text:span text:style-name="Source_20_Text"><text:span text:style-name="T14">avant de faire un commit faire </text:span></text:span><text:span text:style-name="Source_20_Text"><text:span text:style-name="T48">git-status</text:span></text:span></text:p>
      <text:p text:style-name="P7"><text:span text:style-name="Source_20_Text"><text:span text:style-name="T14">et enfin faire le commit avec</text:span></text:span><text:span text:style-name="Source_20_Text"><text:span text:style-name="T55"> </text:span></text:span><text:span text:style-name="Source_20_Text">git add --all </text:span><text:span text:style-name="Source_20_Text"><text:span text:style-name="T1">.</text:span></text:span><text:span text:style-name="Source_20_Text"><text:span text:style-name="T14">puis </text:span></text:span></text:p>
      <text:p text:style-name="P28"><text:span text:style-name="Source_20_Text"><text:s/></text:span><text:span text:style-name="Source_20_Text"><text:span text:style-name="T50">git commit -m </text:span></text:span><text:span text:style-name="Source_20_Text">« </text:span><text:span text:style-name="Source_20_Text"><text:span text:style-name="T55">nom du premier commit »</text:span></text:span></text:p>
      <text:p text:style-name="P42"><text:soft-page-break/><text:span text:style-name="Source_20_Text"><text:span text:style-name="T55">envoi du code sur Github</text:span></text:span></text:p>
      <text:p text:style-name="P7"><text:span text:style-name="Source_20_Text"><text:span text:style-name="T14">il faut faire un lien entre le dépôt local et le dépôt sur le site Github</text:span></text:span></text:p>
      <text:p text:style-name="P36"><text:span text:style-name="Source_20_Text"><text:span text:style-name="T52">git remote add origin https://github.com/&lt;your-github-username&gt;/my-first-blog.git</text:span></text:span></text:p>
      <text:p text:style-name="P7"><text:span text:style-name="Source_20_Text"><text:span text:style-name="T14">puis envoi du code sur Github</text:span></text:span></text:p>
      <text:p text:style-name="P36"><text:span text:style-name="Source_20_Text"><text:span text:style-name="T55">git push -u origin master</text:span></text:span></text:p>
      <text:p text:style-name="P7"><text:span text:style-name="Source_20_Text"><text:span text:style-name="T14"/></text:span></text:p>
      <text:p text:style-name="P41"><text:span text:style-name="Source_20_Text"><text:span text:style-name="T57">Déployer sur pythonanywhere</text:span></text:span></text:p>
      <text:p text:style-name="P8"><text:span text:style-name="Source_20_Text"><text:span text:style-name="T15">prendre un jeton API usr Pythonanywhere</text:span></text:span></text:p>
      <text:p text:style-name="P8"><text:span text:style-name="Source_20_Text"><text:span text:style-name="T15">sur le site pythonanywhere choisir une console puis faire</text:span></text:span></text:p>
      <text:p text:style-name="P37"><text:span text:style-name="Source_20_Text"><text:span text:style-name="T56"><text:s/>pip3.6 install --user pythonanywhere</text:span></text:span></text:p>
      <text:p text:style-name="P8"><text:span text:style-name="Source_20_Text"><text:span text:style-name="T15">puis pour configurer l’application depuis Github</text:span></text:span></text:p>
      <text:p text:style-name="P37"><text:span text:style-name="Source_20_Text"><text:span text:style-name="T56">pa_autoconfigure_django.py https://github.com/&lt;your-github-username&gt;/my-first-blog.git</text:span></text:span></text:p>
      <text:p text:style-name="P8"><text:span text:style-name="Source_20_Text"><text:span text:style-name="T15">créer un superutilisateur :</text:span></text:span><text:span text:style-name="Source_20_Text"><text:span text:style-name="T56">python manage.py createsuperuser</text:span></text:span></text:p>
      <text:p text:style-name="P8"><text:span text:style-name="Source_20_Text"><text:span text:style-name="T15">les fichiers sont maintenant sur pythonanywhere </text:span></text:span><text:span text:style-name="Source_20_Text"><text:span text:style-name="T29">mais la base de données est vide</text:span></text:span></text:p>
      <text:p text:style-name="P19"><text:span text:style-name="Source_20_Text"><text:span text:style-name="T16">pour déployer en tout sécurité voir : </text:span></text:span><text:a xlink:type="simple" xlink:href="https://docs.djangoproject.com/en/2.0/howto/deployment/check" text:style-name="Internet_20_link" text:visited-style-name="Visited_20_Internet_20_Link"><text:span text:style-name="Source_20_Text"><text:span text:style-name="T16">https://docs.djangoproject.com/en/2.0/howto/deployment/chec</text:span></text:span></text:a><text:a xlink:type="simple" xlink:href="https://docs.djangoproject.com/en/2.0/howto/deployment/check" text:style-name="Internet_20_link" text:visited-style-name="Visited_20_Internet_20_Link"><text:span text:style-name="Source_20_Text"><text:span text:style-name="T17">k</text:span></text:span></text:a></text:p>
      <text:p text:style-name="P20"><text:span text:style-name="Source_20_Text"><text:span text:style-name="T33"/></text:span></text:p>
      <text:p text:style-name="P20"><text:span text:style-name="Source_20_Text"><text:span text:style-name="T33">ultérieurement pour retourner sur pythonanywhere il suffit de faire après le git</text:span></text:span></text:p>
      <text:p text:style-name="P38"><text:span text:style-name="Source_20_Text"><text:span text:style-name="T62">python manage.py collectstatic</text:span></text:span></text:p>
      <text:p text:style-name="P20"><text:span text:style-name="Source_20_Text"><text:span text:style-name="T33"/></text:span></text:p>
      <text:p text:style-name="P20"><text:span text:style-name="Source_20_Text"><text:span text:style-name="T33"/></text:span></text:p>
      <text:p text:style-name="P43"><text:span text:style-name="Source_20_Text"><text:span text:style-name="T59">Les URLs</text:span></text:span></text:p>
      <text:p text:style-name="P9"><text:span text:style-name="Source_20_Text"><text:span text:style-name="T18">Elles sont stockées dans le fichier urls.py</text:span></text:span></text:p>
      <text:p text:style-name="P9"><text:span text:style-name="Source_20_Text"><text:span text:style-name="T18">Elles sont décrites avec des expressions régulières (REGEX ) de python </text:span></text:span><text:span text:style-name="Source_20_Text"><text:span text:style-name="T19">qui commencent par un r</text:span></text:span><text:span text:style-name="Source_20_Text"><text:span text:style-name="T18">.</text:span></text:span></text:p>
      <text:p text:style-name="P9"><text:span text:style-name="Source_20_Text"><text:span text:style-name="T18">Le </text:span></text:span><text:span text:style-name="Source_20_Text"><text:span text:style-name="T19">configurateur d’URL associe à une chaîne de caractères d’URL, une vue.</text:span></text:span></text:p>
      <text:p text:style-name="Titre_20_petit"><text:span text:style-name="Source_20_Text">Les vues</text:span></text:p>
      <text:p text:style-name="P10"><text:span text:style-name="Source_20_Text"><text:span text:style-name="T20">Placées dans le fichier </text:span></text:span><text:span text:style-name="Source_20_Text"><text:span text:style-name="T42">views.py</text:span></text:span><text:span text:style-name="Source_20_Text"><text:span text:style-name="T20"> elles contiennent des méthodes python. </text:span></text:span><text:span text:style-name="Source_20_Text"><text:span text:style-name="T21">Elles servent à connecter les modèles et les templates. </text:span></text:span><text:span text:style-name="Source_20_Text"><text:span text:style-name="T23">On y utilise les fonctions des Query Sets.</text:span></text:span></text:p>
      <text:p text:style-name="Titre_20_petit"><text:span text:style-name="Source_20_Text">Le shell Django</text:span></text:p>
      <text:p text:style-name="P11"><text:span text:style-name="Source_20_Text"><text:span text:style-name="T21">Pour lancer le shell Django dans le virtual environment taper</text:span></text:span><text:span text:style-name="Source_20_Text"><text:span text:style-name="T60"> </text:span></text:span><text:span text:style-name="Source_20_Text">python manage.py shell</text:span></text:p>
      <text:p text:style-name="P12"><text:span text:style-name="Source_20_Text"><text:span text:style-name="T22">Il permet de lancer des requêtes ds la base de données </text:span></text:span><text:span text:style-name="Source_20_Text"><text:span text:style-name="T23">appelées Query sets </text:span></text:span><text:span text:style-name="Source_20_Text"><text:span text:style-name="T33">tel que Post.objects.all()</text:span></text:span></text:p>
      <text:p text:style-name="Titre_20_petit"><text:span text:style-name="Source_20_Text">Les templates</text:span></text:p>
      <text:p text:style-name="P17"><text:span text:style-name="Source_20_Text"><text:span text:style-name="T23">format de présentation pour des information écrit en</text:span></text:span><text:span text:style-name="Source_20_Text"><text:span text:style-name="T20"> html. </text:span></text:span><text:span text:style-name="Source_20_Text"><text:span text:style-name="T23">Ils sont stockés dans le répertoire templates. </text:span></text:span><text:span text:style-name="Source_20_Text"><text:span text:style-name="T24">Les variables Django sont inscrites entre doubles accolades. </text:span></text:span><text:span text:style-name="Source_20_Text"><text:span text:style-name="T25">On trouve la syntaxe dans la doc django sous le nom DTL.</text:span></text:span></text:p>
      <text:p text:style-name="P18"><text:span text:style-name="Source_20_Text"><text:span text:style-name="T31">{ %…..%}permet d’insérer des balises de template Django (voir doc balises </text:span></text:span><text:span text:style-name="Source_20_Text"><text:span text:style-name="T32">or docs django template language</text:span></text:span></text:p>
      <text:p text:style-name="P18"><text:span text:style-name="Source_20_Text"><text:span text:style-name="T31">{{……..}} permet d’insérer dans le code html des variables django</text:span></text:span></text:p>
      <text:p text:style-name="Titre_20_petit"><text:span text:style-name="Source_20_Text">Les CSS</text:span></text:p>
      <text:p text:style-name="P13"><text:span text:style-name="Source_20_Text"><text:span text:style-name="T61">o</text:span></text:span><text:span text:style-name="Source_20_Text"><text:span text:style-name="T25">n utilise bootstrap en mettant dans le head d</text:span></text:span><text:span text:style-name="Source_20_Text"><text:span text:style-name="T26">u</text:span></text:span><text:span text:style-name="Source_20_Text"><text:span text:style-name="T25"> fichier template </text:span></text:span><text:span text:style-name="Source_20_Text"><text:span text:style-name="T26">des références aux feuilles de style CSS bootstrap </text:span></text:span></text:p>
      <text:p text:style-name="P14"><text:span text:style-name="Source_20_Text"><text:span text:style-name="T27">on peut aussi mettre des fichiers static </text:span></text:span><text:span text:style-name="Source_20_Text"><text:span text:style-name="T28">en css. </text:span></text:span></text:p>
      <text:p text:style-name="P15"><text:span text:style-name="Source_20_Text"><text:span text:style-name="T28">Pour formater certains éléments avec la feuille de style CSS, il faut définir des classes dans la feuille html.</text:span></text:span></text:p>
      <text:p text:style-name="P16"><text:span text:style-name="Source_20_Text"><text:span text:style-name="T30">La mise à jour du CSS ne se fait que lorsque l’on arrête le serveur, on sort de l’environnement virtuel et de la fenêtre terminal et on relance le serveur. Chez Christian cela ne marche pas du tou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Normal" style:font-pitch="variable"/>
    <style:font-face style:name="NanumBarunGothic" svg:font-family="NanumBarunGothic" style:font-adornments="Ita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style:font-name="Liberation Serif1" fo:font-family="'Liberation Serif'"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next-style-name="Text_20_body" style:class="html" style:master-page-name="">
      <style:paragraph-properties fo:margin-top="0cm" fo:margin-bottom="0cm" loext:contextual-spacing="false" style:page-number="auto" style:writing-mode="pag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re_20_petit" style:display-name="Titre petit" style:family="paragraph" style:parent-style-name="Caption" style:next-style-name="Text_20_body" style:master-page-name="">
      <style:paragraph-properties fo:margin-top="0.21cm" fo:margin-bottom="0cm" loext:contextual-spacing="false" style:page-number="auto" fo:keep-with-next="always" style:writing-mode="page"/>
      <style:text-properties style:font-name="NanumBarunGothic" fo:font-family="NanumBarunGothic" style:font-style-name="Italique" style:font-pitch="variabl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dile </meta:initial-creator>
    <meta:creation-date>2018-08-06T11:54:37.563321668</meta:creation-date>
    <dc:date>2018-08-10T22:52:52.087727643</dc:date>
    <dc:creator>odile </dc:creator>
    <meta:editing-duration>PT19H36M58S</meta:editing-duration>
    <meta:editing-cycles>20</meta:editing-cycles>
    <meta:generator>LibreOffice/5.1.6.2$Linux_X86_64 LibreOffice_project/10m0$Build-2</meta:generator>
    <meta:document-statistic meta:table-count="0" meta:image-count="0" meta:object-count="0" meta:page-count="3" meta:paragraph-count="91" meta:word-count="1093" meta:character-count="7172" meta:non-whitespace-character-count="6159"/>
  </office:meta>
</office:document-meta>
</file>